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986cm" fo:min-width="3.49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742cm" fo:min-width="2.778cm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742cm" fo:min-width="3.781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min-height="0.823cm" fo:min-width="4.14cm" fo:padding-top="0.137cm" fo:padding-bottom="0.137cm" fo:padding-left="0.262cm" fo:padding-right="0.26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25cm" svg:stroke-color="#808080" draw:marker-start-width="0.247cm" draw:marker-end-width="0.247cm" draw:textarea-horizontal-align="justify" draw:textarea-vertical-align="middle" draw:auto-grow-height="false" fo:min-height="2.028cm" fo:min-width="2.878cm" fo:padding-top="0.136cm" fo:padding-bottom="0.136cm" fo:padding-left="0.261cm" fo:padding-right="0.2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.135cm"/>
    </style:style>
    <style:style style:name="gr10" style:family="graphic" style:parent-style-name="standard" style:list-style-name="L1">
      <style:graphic-properties svg:stroke-width="0.025cm" svg:stroke-color="#808080" draw:marker-start-width="0.247cm" draw:marker-end-width="0.247cm" draw:textarea-horizontal-align="justify" draw:textarea-vertical-align="middle" draw:auto-grow-height="false" fo:min-height="0.934cm" fo:min-width="1.981cm" fo:padding-top="0.136cm" fo:padding-bottom="0.136cm" fo:padding-left="0.261cm" fo:padding-right="0.261cm"/>
    </style:style>
    <style:style style:name="gr11" style:family="graphic" style:parent-style-name="standard" style:list-style-name="L1">
      <style:graphic-properties svg:stroke-width="0.025cm" svg:stroke-color="#808080" draw:marker-start-width="0.247cm" draw:marker-end-width="0.247cm" draw:textarea-horizontal-align="justify" draw:textarea-vertical-align="middle" draw:auto-grow-height="false" fo:min-height="0.934cm" fo:min-width="3.634cm" fo:padding-top="0.136cm" fo:padding-bottom="0.136cm" fo:padding-left="0.261cm" fo:padding-right="0.261cm"/>
    </style:style>
    <style:style style:name="gr12" style:family="graphic" style:parent-style-name="standard" style:list-style-name="L1">
      <style:graphic-properties svg:stroke-width="0.025cm" svg:stroke-color="#808080" draw:marker-start-width="0.247cm" draw:marker-end-width="0.247cm" draw:textarea-horizontal-align="justify" draw:textarea-vertical-align="middle" draw:auto-grow-height="false" fo:min-height="1.348cm" fo:min-width="2.96cm" fo:padding-top="0.136cm" fo:padding-bottom="0.136cm" fo:padding-left="0.261cm" fo:padding-right="0.261cm"/>
    </style:style>
    <style:style style:name="gr13" style:family="graphic" style:parent-style-name="standard" style:list-style-name="L1">
      <style:graphic-properties svg:stroke-width="0.025cm" svg:stroke-color="#808080" draw:marker-start-width="0.247cm" draw:marker-end-width="0.247cm" draw:textarea-horizontal-align="justify" draw:textarea-vertical-align="middle" draw:auto-grow-height="false" fo:min-height="1.348cm" fo:min-width="4.027cm" fo:padding-top="0.136cm" fo:padding-bottom="0.136cm" fo:padding-left="0.261cm" fo:padding-right="0.261cm"/>
    </style:style>
    <style:style style:name="gr14" style:family="graphic" style:parent-style-name="standard" style:list-style-name="L1">
      <style:graphic-properties svg:stroke-width="0.025cm" svg:stroke-color="#808080" draw:marker-start-width="0.247cm" draw:marker-end-width="0.247cm" draw:textarea-horizontal-align="justify" draw:textarea-vertical-align="middle" draw:auto-grow-height="false" fo:min-height="1.348cm" fo:min-width="4.027cm" fo:padding-top="0.136cm" fo:padding-bottom="0.136cm" fo:padding-left="0.261cm" fo:padding-right="0.261cm"/>
    </style:style>
    <style:style style:name="gr15" style:family="graphic" style:parent-style-name="standard" style:list-style-name="L1">
      <style:graphic-properties svg:stroke-width="0.025cm" svg:stroke-color="#808080" draw:marker-start-width="0.247cm" draw:marker-end-width="0.247cm" draw:textarea-horizontal-align="justify" draw:textarea-vertical-align="middle" draw:auto-grow-height="false" fo:min-height="1.348cm" fo:min-width="2.788cm" fo:padding-top="0.136cm" fo:padding-bottom="0.136cm" fo:padding-left="0.261cm" fo:padding-right="0.261cm"/>
    </style:style>
    <style:style style:name="gr16" style:family="graphic" style:parent-style-name="standard" style:list-style-name="L1">
      <style:graphic-properties svg:stroke-width="0.025cm" svg:stroke-color="#808080" draw:marker-start-width="0.247cm" draw:marker-end-width="0.247cm" draw:textarea-horizontal-align="justify" draw:textarea-vertical-align="middle" draw:auto-grow-height="false" fo:min-height="1.348cm" fo:min-width="4.027cm" fo:padding-top="0.136cm" fo:padding-bottom="0.136cm" fo:padding-left="0.261cm" fo:padding-right="0.261cm"/>
    </style:style>
    <style:style style:name="gr17" style:family="graphic" style:parent-style-name="standard" style:list-style-name="L1">
      <style:graphic-properties svg:stroke-width="0.025cm" svg:stroke-color="#808080" draw:marker-start-width="0.247cm" draw:marker-end-width="0.247cm" draw:textarea-horizontal-align="justify" draw:textarea-vertical-align="middle" draw:auto-grow-height="false" fo:min-height="0.934cm" fo:min-width="3.634cm" fo:padding-top="0.136cm" fo:padding-bottom="0.136cm" fo:padding-left="0.261cm" fo:padding-right="0.2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style:font-name="Arial" fo:font-size="18pt" style:letter-kerning="true" style:font-name-asian="Droid Sans Fallback" style:font-size-asian="18pt" style:font-size-complex="18pt"/>
    </style:style>
    <style:style style:name="P4" style:family="paragraph">
      <loext:graphic-properties draw:fill="none" draw:fill-color="#ffffff"/>
    </style:style>
    <style:style style:name="T1" style:family="text">
      <style:text-properties fo:color="#808080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21cm" svg:height="1.26cm" svg:x="7.418cm" svg:y="3.423cm">
          <text:p text:style-name="P1">FLOW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302cm" svg:height="1.016cm" svg:x="15.055cm" svg:y="6.318cm">
          <text:p text:style-name="P1">STAT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08cm" svg:x1="9.428cm" svg:y1="4.683cm" svg:x2="16.706cm" svg:y2="6.318cm" draw:start-shape="id1" draw:start-glue-point="2" draw:end-shape="id2" svg:d="M9428 4683v738h7278v897" svg:viewBox="0 0 7279 1636">
          <text:p/>
        </draw:connector>
        <draw:custom-shape draw:style-name="gr4" draw:text-style-name="P1" xml:id="id3" draw:id="id3" draw:layer="layout" svg:width="4.305cm" svg:height="1.016cm" svg:x="3.507cm" svg:y="6.318cm">
          <text:p text:style-name="P1">COMMAND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08cm" svg:x1="9.428cm" svg:y1="4.683cm" svg:x2="5.659cm" svg:y2="6.318cm" draw:start-shape="id1" draw:start-glue-point="2" draw:end-shape="id3" draw:end-glue-point="0" svg:d="M9428 4683v738h-3769v897" svg:viewBox="0 0 3770 1636">
          <text:p/>
        </draw:connector>
        <draw:custom-shape draw:style-name="gr5" draw:text-style-name="P1" xml:id="id4" draw:id="id4" draw:layer="layout" svg:width="4.664cm" svg:height="1.097cm" svg:x="7.096cm" svg:y="1.381cm">
          <text:p text:style-name="P1">HybMeshData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9.428cm" svg:y1="2.478cm" svg:x2="9.428cm" svg:y2="3.423cm" draw:start-shape="id4" draw:start-glue-point="2" draw:end-shape="id1" draw:end-glue-point="0" svg:d="M9428 2478v945" svg:viewBox="0 0 1 946">
          <text:p/>
        </draw:connector>
        <draw:custom-shape draw:style-name="gr7" draw:text-style-name="P1" xml:id="id5" draw:id="id5" draw:layer="layout" svg:width="3.482cm" svg:height="2.382cm" svg:x="1.218cm" svg:y="8.794cm">
          <text:p text:style-name="P3">COM</text:p>
          <text:p text:style-name="P1"><text:span text:style-name="T1">[@name]</text:span></text:p>
          <text:p text:style-name="P1"><text:span text:style-name="T1">[@current]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.659cm" svg:y1="7.334cm" svg:x2="2.959cm" svg:y2="8.794cm" draw:start-shape="id3" draw:start-glue-point="2" draw:end-shape="id5" draw:end-glue-point="0" svg:d="M5659 7334v730h-2700v730" svg:viewBox="0 0 2701 1461">
          <text:p/>
        </draw:connector>
        <draw:frame draw:style-name="gr8" draw:text-style-name="P4" draw:layer="layout" svg:width="0.853cm" svg:height="0.962cm" svg:x="2.137cm" svg:y="7.847cm">
          <draw:text-box>
            <text:p>n</text:p>
          </draw:text-box>
        </draw:frame>
        <draw:frame draw:style-name="gr8" draw:text-style-name="P4" draw:layer="layout" svg:width="0.853cm" svg:height="0.962cm" svg:x="11.831cm" svg:y="7.985cm">
          <draw:text-box>
            <text:p>n</text:p>
          </draw:text-box>
        </draw:frame>
        <draw:frame draw:style-name="gr9" draw:text-style-name="P4" draw:layer="layout" svg:width="0.853cm" svg:height="1.148cm" svg:x="9.636cm" svg:y="2.519cm">
          <draw:text-box>
            <text:p>n</text:p>
          </draw:text-box>
        </draw:frame>
        <draw:custom-shape draw:style-name="gr10" draw:text-style-name="P3" xml:id="id6" draw:id="id6" draw:layer="layout" svg:width="2.503cm" svg:height="1.206cm" svg:x="1.118cm" svg:y="12.494cm">
          <text:p text:style-name="P3">LINE</text:p>
          <draw:enhanced-geometry svg:viewBox="0 0 21600 21600" draw:type="rectangle" draw:enhanced-path="M 0 0 L 21600 0 21600 21600 0 21600 0 0 Z N"/>
        </draw:custom-shape>
        <draw:custom-shape draw:style-name="gr11" draw:text-style-name="P3" xml:id="id7" draw:id="id7" draw:layer="layout" svg:width="4.156cm" svg:height="1.206cm" svg:x="4.218cm" svg:y="12.494cm">
          <text:p text:style-name="P3">COMMENTS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3.482cm" svg:height="1.62cm" svg:x="5.68cm" svg:y="8.794cm">
          <text:p text:style-name="P3">GRID2D</text:p>
          <text:p text:style-name="P1"><text:span text:style-name="T1">[@nam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9" draw:id="id9" draw:layer="layout" svg:width="4.549cm" svg:height="1.62cm" svg:x="9.48cm" svg:y="8.794cm">
          <text:p text:style-name="P3">CONTOUR2D</text:p>
          <text:p text:style-name="P1"><text:span text:style-name="T1">[@nam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0" draw:id="id10" draw:layer="layout" svg:width="4.549cm" svg:height="1.62cm" svg:x="14.38cm" svg:y="8.794cm">
          <text:p text:style-name="P3">SURFACE3D</text:p>
          <text:p text:style-name="P1"><text:span text:style-name="T1">[@nam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1" draw:id="id11" draw:layer="layout" svg:width="3.31cm" svg:height="1.62cm" svg:x="19.28cm" svg:y="8.794cm">
          <text:p text:style-name="P3">GRID3D</text:p>
          <text:p text:style-name="P1"><text:span text:style-name="T1">[@nam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2" draw:id="id12" draw:layer="layout" svg:width="4.549cm" svg:height="1.62cm" svg:x="22.949cm" svg:y="8.794cm">
          <text:p text:style-name="P3">BTYPE</text:p>
          <text:p text:style-name="P1"><text:span text:style-name="T1">[@index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13" draw:id="id13" draw:layer="layout" svg:width="4.156cm" svg:height="1.206cm" svg:x="23.145cm" svg:y="11.394cm">
          <text:p text:style-name="P3">NAM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.959cm" svg:y1="11.176cm" svg:x2="2.369cm" svg:y2="12.494cm" draw:start-shape="id5" draw:start-glue-point="2" draw:end-shape="id6" draw:end-glue-point="0" svg:d="M2959 11176v659h-590v659" svg:viewBox="0 0 591 1319">
          <text:p/>
        </draw:connector>
        <draw:connector draw:style-name="gr6" draw:text-style-name="P2" draw:layer="layout" svg:x1="2.959cm" svg:y1="11.176cm" svg:x2="6.296cm" svg:y2="12.494cm" draw:start-shape="id5" draw:start-glue-point="2" draw:end-shape="id7" draw:end-glue-point="0" svg:d="M2959 11176v659h3337v659" svg:viewBox="0 0 3338 1319">
          <text:p/>
        </draw:connector>
        <draw:connector draw:style-name="gr6" draw:text-style-name="P2" draw:layer="layout" svg:x1="16.706cm" svg:y1="7.334cm" svg:x2="7.421cm" svg:y2="8.794cm" draw:start-shape="id2" draw:start-glue-point="2" draw:end-shape="id8" draw:end-glue-point="0" svg:d="M16706 7334v730h-9285v730" svg:viewBox="0 0 9286 1461">
          <text:p/>
        </draw:connector>
        <draw:connector draw:style-name="gr6" draw:text-style-name="P2" draw:layer="layout" svg:x1="16.706cm" svg:y1="7.334cm" svg:x2="11.754cm" svg:y2="8.794cm" draw:start-shape="id2" draw:start-glue-point="2" draw:end-shape="id9" svg:d="M16706 7334v730h-4952v730" svg:viewBox="0 0 4953 1461">
          <text:p/>
        </draw:connector>
        <draw:connector draw:style-name="gr6" draw:text-style-name="P2" draw:layer="layout" svg:x1="16.706cm" svg:y1="7.334cm" svg:x2="16.654cm" svg:y2="8.794cm" draw:start-shape="id2" draw:start-glue-point="2" draw:end-shape="id10" svg:d="M16706 7334v730h-52v730" svg:viewBox="0 0 53 1461">
          <text:p/>
        </draw:connector>
        <draw:connector draw:style-name="gr6" draw:text-style-name="P2" draw:layer="layout" svg:x1="16.706cm" svg:y1="7.334cm" svg:x2="20.935cm" svg:y2="8.794cm" draw:start-shape="id2" draw:start-glue-point="2" draw:end-shape="id11" svg:d="M16706 7334v730h4229v730" svg:viewBox="0 0 4230 1461">
          <text:p/>
        </draw:connector>
        <draw:connector draw:style-name="gr6" draw:text-style-name="P2" draw:layer="layout" svg:x1="16.706cm" svg:y1="7.334cm" svg:x2="25.223cm" svg:y2="8.794cm" draw:start-shape="id2" draw:start-glue-point="2" draw:end-shape="id12" svg:d="M16706 7334v730h8517v730" svg:viewBox="0 0 8518 1461">
          <text:p/>
        </draw:connector>
        <draw:connector draw:style-name="gr6" draw:text-style-name="P2" draw:layer="layout" svg:x1="25.223cm" svg:y1="10.414cm" svg:x2="25.223cm" svg:y2="11.394cm" draw:start-shape="id12" draw:start-glue-point="2" draw:end-shape="id13" draw:end-glue-point="0" svg:d="M25223 10414v980" svg:viewBox="0 0 1 981">
          <text:p/>
        </draw:connector>
        <draw:frame draw:style-name="gr8" draw:text-style-name="P4" draw:layer="layout" svg:width="0.853cm" svg:height="0.962cm" svg:x="7.477cm" svg:y="7.985cm">
          <draw:text-box>
            <text:p>n</text:p>
          </draw:text-box>
        </draw:frame>
        <draw:frame draw:style-name="gr8" draw:text-style-name="P4" draw:layer="layout" svg:width="0.853cm" svg:height="0.962cm" svg:x="16.732cm" svg:y="7.985cm">
          <draw:text-box>
            <text:p>n</text:p>
          </draw:text-box>
        </draw:frame>
        <draw:frame draw:style-name="gr8" draw:text-style-name="P4" draw:layer="layout" svg:width="0.853cm" svg:height="0.962cm" svg:x="20.933cm" svg:y="7.985cm">
          <draw:text-box>
            <text:p>n</text:p>
          </draw:text-box>
        </draw:frame>
        <draw:frame draw:style-name="gr8" draw:text-style-name="P4" draw:layer="layout" svg:width="0.853cm" svg:height="0.962cm" svg:x="25.334cm" svg:y="7.985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15:52:33</meta:creation-date>
    <dc:date>2016-11-21T17:53:23.238441747</dc:date>
    <meta:editing-duration>PT33M9S</meta:editing-duration>
    <meta:editing-cycles>14</meta:editing-cycles>
    <meta:generator>LibreOffice/5.1.3.2$Linux_X86_64 LibreOffice_project/10m0$Build-2</meta:generator>
    <meta:document-statistic meta:object-count="32"/>
  </office:meta>
</office:document-meta>
</file>